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Gage Peterso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headline7">1. Meta</text:a></text:p>
          <text:p text:style-name="Contents_20_2"><text:a xlink:type="simple" xlink:href="#orgheadline3">1.1. How to store state?</text:a></text:p>
          <text:p text:style-name="Contents_20_3"><text:a xlink:type="simple" xlink:href="#orgheadline1">1.1.1. Map that's passed along</text:a></text:p>
          <text:p text:style-name="Contents_20_3"><text:a xlink:type="simple" xlink:href="#orgheadline2">1.1.2. Monad? &lt;- most likely</text:a></text:p>
          <text:p text:style-name="Contents_20_2"><text:a xlink:type="simple" xlink:href="#orgheadline6">1.2. How to deal with stuff that doesn't type check :P</text:a></text:p>
          <text:p text:style-name="Contents_20_3"><text:a xlink:type="simple" xlink:href="#orgheadline4">1.2.1. Polymorphic functions?</text:a></text:p>
          <text:p text:style-name="Contents_20_3"><text:a xlink:type="simple" xlink:href="#orgheadline5">1.2.2. Just throw errors &lt;- Most likely</text:a></text:p>
          <text:p text:style-name="Contents_20_1"><text:a xlink:type="simple" xlink:href="#orgheadline11">2. Be able to print primitives</text:a></text:p>
          <text:p text:style-name="Contents_20_2"><text:a xlink:type="simple" xlink:href="#orgheadline8">2.1. Float</text:a></text:p>
          <text:p text:style-name="Contents_20_2"><text:a xlink:type="simple" xlink:href="#orgheadline9">2.2. String</text:a></text:p>
          <text:p text:style-name="Contents_20_2"><text:a xlink:type="simple" xlink:href="#orgheadline10">2.3. List</text:a></text:p>
          <text:p text:style-name="Contents_20_1"><text:a xlink:type="simple" xlink:href="#orgheadline12">3. If statements</text:a></text:p>
          <text:p text:style-name="Contents_20_1"><text:a xlink:type="simple" xlink:href="#orgheadline13">4. <text:span text:style-name="OrgCode">=, &lt;, &lt;</text:span>, &gt;= for floats</text:a></text:p>
          <text:p text:style-name="Contents_20_1"><text:a xlink:type="simple" xlink:href="#orgheadline17">5. Boolean</text:a></text:p>
          <text:p text:style-name="Contents_20_2"><text:a xlink:type="simple" xlink:href="#orgheadline14">5.1. Negate</text:a></text:p>
          <text:p text:style-name="Contents_20_2"><text:a xlink:type="simple" xlink:href="#orgheadline15">5.2. And</text:a></text:p>
          <text:p text:style-name="Contents_20_2"><text:a xlink:type="simple" xlink:href="#orgheadline16">5.3. Or</text:a></text:p>
          <text:p text:style-name="Contents_20_1"><text:a xlink:type="simple" xlink:href="#orgheadline18">6. Repeat statements</text:a></text:p>
          <text:p text:style-name="Contents_20_1"><text:a xlink:type="simple" xlink:href="#orgheadline19">7. Run functions</text:a></text:p>
          <text:p text:style-name="Contents_20_1"><text:a xlink:type="simple" xlink:href="#orgheadline20">8. Store in a variable</text:a></text:p>
          <text:p text:style-name="Contents_20_1"><text:a xlink:type="simple" xlink:href="#orgheadline23">9. Define functions</text:a></text:p>
          <text:p text:style-name="Contents_20_2"><text:a xlink:type="simple" xlink:href="#orgheadline21">9.1. Definition</text:a></text:p>
          <text:p text:style-name="Contents_20_2"><text:a xlink:type="simple" xlink:href="#orgheadline22">9.2. Evoke</text:a></text:p>
          <text:p text:style-name="Contents_20_1"><text:a xlink:type="simple" xlink:href="#orgheadline24">10. Run Defined functions</text:a></text:p>
          <text:p text:style-name="Contents_20_1"><text:a xlink:type="simple" xlink:href="#orgheadline25">11. Equality for Lists</text:a></text:p>
          <text:p text:style-name="Contents_20_1"><text:a xlink:type="simple" xlink:href="#orgheadline26">12. Equality for strings</text:a></text:p>
          <text:p text:style-name="Contents_20_1"><text:a xlink:type="simple" xlink:href="#orgheadline27">13. Be able to parse and execute in 1 second</text:a></text:p>
        </text:index-body>
      </text:table-of-content>
      <text:h text:style-name="Heading_20_1" text:outline-level="1" text:is-list-header="false">
<text:bookmark-start text:name="OrgXref.orgheadline7"/>
<text:bookmark text:name="orgheadline7"/>Meta
<text:bookmark-end text:name="OrgXref.orgheadline7"/></text:h>
      <text:h text:style-name="Heading_20_2" text:outline-level="2" text:is-list-header="false">
<text:bookmark-start text:name="OrgXref.orgheadline3"/>
<text:bookmark text:name="orgheadline3"/>How to store state?
<text:bookmark-end text:name="OrgXref.orgheadline3"/></text:h>
      <text:h text:style-name="Heading_20_3" text:outline-level="3" text:is-list-header="false">
<text:bookmark-start text:name="OrgXref.orgheadline1"/>
<text:bookmark text:name="orgheadline1"/>Map that's passed along
<text:bookmark-end text:name="OrgXref.orgheadline1"/></text:h>
      <text:h text:style-name="Heading_20_3" text:outline-level="3" text:is-list-header="false">
<text:bookmark-start text:name="OrgXref.orgheadline2"/>
<text:bookmark text:name="orgheadline2"/>Monad? &lt;- most likely
<text:bookmark-end text:name="OrgXref.orgheadline2"/></text:h>
      <text:h text:style-name="Heading_20_2" text:outline-level="2" text:is-list-header="false">
<text:bookmark-start text:name="OrgXref.orgheadline6"/>
<text:bookmark text:name="orgheadline6"/>How to deal with stuff that doesn't type check :P
<text:bookmark-end text:name="OrgXref.orgheadline6"/></text:h>
      <text:h text:style-name="Heading_20_3" text:outline-level="3" text:is-list-header="false">
<text:bookmark-start text:name="OrgXref.orgheadline4"/>
<text:bookmark text:name="orgheadline4"/>Polymorphic functions?
<text:bookmark-end text:name="OrgXref.orgheadline4"/></text:h>
      <text:h text:style-name="Heading_20_3" text:outline-level="3" text:is-list-header="false">
<text:bookmark-start text:name="OrgXref.orgheadline5"/>
<text:bookmark text:name="orgheadline5"/>Just throw errors &lt;- Most likely
<text:bookmark-end text:name="OrgXref.orgheadline5"/></text:h>
      <text:h text:style-name="Heading_20_1" text:outline-level="1" text:is-list-header="false">
<text:bookmark-start text:name="OrgXref.orgheadline11"/>
<text:bookmark text:name="orgheadline11"/>Be able to print primitives
<text:bookmark-end text:name="OrgXref.orgheadline11"/></text:h>
      <text:h text:style-name="Heading_20_2" text:outline-level="2" text:is-list-header="false">
<text:bookmark-start text:name="OrgXref.orgheadline8"/>
<text:bookmark text:name="orgheadline8"/>Float
<text:bookmark-end text:name="OrgXref.orgheadline8"/></text:h>
      <text:h text:style-name="Heading_20_2" text:outline-level="2" text:is-list-header="false">
<text:bookmark-start text:name="OrgXref.orgheadline9"/>
<text:bookmark text:name="orgheadline9"/>String
<text:bookmark-end text:name="OrgXref.orgheadline9"/></text:h>
      <text:h text:style-name="Heading_20_2" text:outline-level="2" text:is-list-header="false">
<text:bookmark-start text:name="OrgXref.orgheadline10"/>
<text:bookmark text:name="orgheadline10"/>List
<text:bookmark-end text:name="OrgXref.orgheadline10"/></text:h>
      <text:h text:style-name="Heading_20_1" text:outline-level="1" text:is-list-header="false">
<text:bookmark-start text:name="OrgXref.orgheadline12"/>
<text:bookmark text:name="orgheadline12"/>If statements
<text:bookmark-end text:name="OrgXref.orgheadline12"/></text:h>
      <text:h text:style-name="Heading_20_1" text:outline-level="1" text:is-list-header="false">
<text:bookmark-start text:name="OrgXref.orgheadline13"/>
<text:bookmark text:name="orgheadline13"/><text:span text:style-name="OrgCode">=, &lt;, &lt;</text:span>, &gt;= for floats
<text:bookmark-end text:name="OrgXref.orgheadline13"/></text:h>
      <text:h text:style-name="Heading_20_1" text:outline-level="1" text:is-list-header="false">
<text:bookmark-start text:name="OrgXref.orgheadline17"/>
<text:bookmark text:name="orgheadline17"/>Boolean
<text:bookmark-end text:name="OrgXref.orgheadline17"/></text:h>
      <text:h text:style-name="Heading_20_2" text:outline-level="2" text:is-list-header="false">
<text:bookmark-start text:name="OrgXref.orgheadline14"/>
<text:bookmark text:name="orgheadline14"/>Negate
<text:bookmark-end text:name="OrgXref.orgheadline14"/></text:h>
      <text:h text:style-name="Heading_20_2" text:outline-level="2" text:is-list-header="false">
<text:bookmark-start text:name="OrgXref.orgheadline15"/>
<text:bookmark text:name="orgheadline15"/>And
<text:bookmark-end text:name="OrgXref.orgheadline15"/></text:h>
      <text:h text:style-name="Heading_20_2" text:outline-level="2" text:is-list-header="false">
<text:bookmark-start text:name="OrgXref.orgheadline16"/>
<text:bookmark text:name="orgheadline16"/>Or
<text:bookmark-end text:name="OrgXref.orgheadline16"/></text:h>
      <text:h text:style-name="Heading_20_1" text:outline-level="1" text:is-list-header="false">
<text:bookmark-start text:name="OrgXref.orgheadline18"/>
<text:bookmark text:name="orgheadline18"/>Repeat statements
<text:bookmark-end text:name="OrgXref.orgheadline18"/></text:h>
      <text:h text:style-name="Heading_20_1" text:outline-level="1" text:is-list-header="false">
<text:bookmark-start text:name="OrgXref.orgheadline19"/>
<text:bookmark text:name="orgheadline19"/>Run functions
<text:bookmark-end text:name="OrgXref.orgheadline19"/></text:h>
      <text:h text:style-name="Heading_20_1" text:outline-level="1" text:is-list-header="false">
<text:bookmark-start text:name="OrgXref.orgheadline20"/>
<text:bookmark text:name="orgheadline20"/>Store in a variable
<text:bookmark-end text:name="OrgXref.orgheadline20"/></text:h>
      <text:h text:style-name="Heading_20_1" text:outline-level="1" text:is-list-header="false">
<text:bookmark-start text:name="OrgXref.orgheadline23"/>
<text:bookmark text:name="orgheadline23"/>Define functions
<text:bookmark-end text:name="OrgXref.orgheadline23"/></text:h>
      <text:h text:style-name="Heading_20_2" text:outline-level="2" text:is-list-header="false">
<text:bookmark-start text:name="OrgXref.orgheadline21"/>
<text:bookmark text:name="orgheadline21"/>Definition
<text:bookmark-end text:name="OrgXref.orgheadline21"/></text:h>
      <text:h text:style-name="Heading_20_2" text:outline-level="2" text:is-list-header="false">
<text:bookmark-start text:name="OrgXref.orgheadline22"/>
<text:bookmark text:name="orgheadline22"/>Evoke
<text:bookmark-end text:name="OrgXref.orgheadline22"/></text:h>
      <text:h text:style-name="Heading_20_1" text:outline-level="1" text:is-list-header="false">
<text:bookmark-start text:name="OrgXref.orgheadline24"/>
<text:bookmark text:name="orgheadline24"/>Run Defined functions
<text:bookmark-end text:name="OrgXref.orgheadline24"/></text:h>
      <text:h text:style-name="Heading_20_1" text:outline-level="1" text:is-list-header="false">
<text:bookmark-start text:name="OrgXref.orgheadline25"/>
<text:bookmark text:name="orgheadline25"/>Equality for Lists
<text:bookmark-end text:name="OrgXref.orgheadline25"/></text:h>
      <text:h text:style-name="Heading_20_1" text:outline-level="1" text:is-list-header="false">
<text:bookmark-start text:name="OrgXref.orgheadline26"/>
<text:bookmark text:name="orgheadline26"/>Equality for strings
<text:bookmark-end text:name="OrgXref.orgheadline26"/></text:h>
      <text:h text:style-name="Heading_20_1" text:outline-level="1" text:is-list-header="false">
<text:bookmark-start text:name="OrgXref.orgheadline27"/>
<text:bookmark text:name="orgheadline27"/>Be able to parse and execute in 1 second
<text:bookmark-end text:name="OrgXref.orgheadline27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age Peterson</dc:creator>
    <meta:initial-creator>Gage Peterson</meta:initial-creator>
    <dc:date>2015-09-13T00:07:29</dc:date>
    <meta:creation-date>2015-09-13T00:07:29</meta:creation-date>
    <meta:generator>Emacs 24.5.1 (Org mode 8.3.1)</meta:generator>
    <meta:keyword/>
    <dc:subject/>
    <dc:title/>
  </office:meta>
</office:document-meta>
</file>